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paragraph-rsid="009a64a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0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Times New Roman" officeooo:paragraph-rsid="006fdae1"/>
    </style:style>
    <style:style style:name="P32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6" style:family="paragraph" style:parent-style-name="Standard">
      <style:text-properties style:font-name="Times New Roman" fo:font-weight="bold" style:font-weight-asian="bold" style:font-weight-complex="bold"/>
    </style:style>
    <style:style style:name="P37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38" style:family="paragraph" style:parent-style-name="Standard">
      <style:text-properties officeooo:paragraph-rsid="00a97144"/>
    </style:style>
    <style:style style:name="P39" style:family="paragraph" style:parent-style-name="Standard">
      <style:text-properties officeooo:paragraph-rsid="00ad7e5a"/>
    </style:style>
    <style:style style:name="P4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text-properties style:font-name="Times New Roman" fo:font-size="11pt" style:font-size-asian="11pt" style:font-size-complex="11pt"/>
    </style:style>
    <style:style style:name="P42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43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44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46" style:family="paragraph" style:parent-style-name="Standard">
      <style:text-properties officeooo:rsid="00b2a008" officeooo:paragraph-rsid="00b2a008"/>
    </style:style>
    <style:style style:name="P47" style:family="paragraph" style:parent-style-name="Standard">
      <style:text-properties officeooo:paragraph-rsid="00b2a008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9fcdf" style:font-weight-asian="normal" style:font-weight-complex="normal"/>
    </style:style>
    <style:style style:name="T15" style:family="text">
      <style:text-properties fo:font-weight="normal" officeooo:rsid="004b5174" style:font-weight-asian="normal" style:font-weight-complex="normal"/>
    </style:style>
    <style:style style:name="T16" style:family="text">
      <style:text-properties fo:font-weight="normal" officeooo:rsid="00625f04" style:font-weight-asian="normal" style:font-weight-complex="normal"/>
    </style:style>
    <style:style style:name="T17" style:family="text">
      <style:text-properties fo:font-weight="normal" officeooo:rsid="006fd70a" style:font-weight-asian="normal" style:font-weight-complex="normal"/>
    </style:style>
    <style:style style:name="T18" style:family="text">
      <style:text-properties fo:font-weight="normal" officeooo:rsid="0083892a" style:font-weight-asian="normal" style:font-weight-complex="normal"/>
    </style:style>
    <style:style style:name="T19" style:family="text">
      <style:text-properties fo:font-weight="normal" officeooo:rsid="009a64a7" style:font-weight-asian="normal" style:font-weight-complex="normal"/>
    </style:style>
    <style:style style:name="T20" style:family="text">
      <style:text-properties fo:font-weight="normal" officeooo:rsid="009b2604" style:font-weight-asian="normal" style:font-weight-complex="normal"/>
    </style:style>
    <style:style style:name="T21" style:family="text">
      <style:text-properties fo:font-weight="normal" officeooo:rsid="00a97144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7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8" style:family="text">
      <style:text-properties officeooo:rsid="007f114f"/>
    </style:style>
    <style:style style:name="T29" style:family="text">
      <style:text-properties officeooo:rsid="00909b50"/>
    </style:style>
    <style:style style:name="T30" style:family="text">
      <style:text-properties style:text-position="super 58%"/>
    </style:style>
    <style:style style:name="T31" style:family="text">
      <style:text-properties officeooo:rsid="0094543a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89894f"/>
    </style:style>
    <style:style style:name="T34" style:family="text">
      <style:text-properties style:font-name="Times New Roman" officeooo:rsid="006f7618"/>
    </style:style>
    <style:style style:name="T35" style:family="text">
      <style:text-properties style:font-name="Times New Roman" fo:font-size="11pt" style:font-size-asian="11pt" style:font-size-complex="11pt"/>
    </style:style>
    <style:style style:name="T36" style:family="text">
      <style:text-properties style:font-name="Times New Roman" fo:font-size="11pt" officeooo:rsid="0049fcdf" style:font-size-asian="11pt" style:font-size-complex="11pt"/>
    </style:style>
    <style:style style:name="T37" style:family="text">
      <style:text-properties style:font-name="Times New Roman" fo:font-size="11pt" officeooo:rsid="0083892a" style:font-size-asian="11pt" style:font-size-complex="11pt"/>
    </style:style>
    <style:style style:name="T38" style:family="text">
      <style:text-properties style:font-name="Times New Roman" fo:font-size="11pt" officeooo:rsid="00909b50" style:font-size-asian="11pt" style:font-size-complex="11pt"/>
    </style:style>
    <style:style style:name="T39" style:family="text">
      <style:text-properties style:font-name="Times New Roman" fo:font-size="11pt" officeooo:rsid="00ad7e5a" style:font-size-asian="11pt" style:font-size-complex="11pt"/>
    </style:style>
    <style:style style:name="T40" style:family="text">
      <style:text-properties style:font-name="Times New Roman" fo:font-size="11pt" officeooo:rsid="00aec789" style:font-size-asian="11pt" style:font-size-complex="11pt"/>
    </style:style>
    <style:style style:name="T41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7" style:family="text">
      <style:text-properties style:font-name="Times New Roman" officeooo:rsid="00909b50"/>
    </style:style>
    <style:style style:name="T48" style:family="text">
      <style:text-properties style:font-name="Times New Roman" officeooo:rsid="0092924d"/>
    </style:style>
    <style:style style:name="T49" style:family="text">
      <style:text-properties style:font-name="Times New Roman" officeooo:rsid="0012cc8b"/>
    </style:style>
    <style:style style:name="T50" style:family="text">
      <style:text-properties style:font-name="Times New Roman" officeooo:rsid="001689ce"/>
    </style:style>
    <style:style style:name="T51" style:family="text">
      <style:text-properties style:font-name="Times New Roman" officeooo:rsid="00a57fe8"/>
    </style:style>
    <style:style style:name="T52" style:family="text">
      <style:text-properties style:font-name="Times New Roman" officeooo:rsid="00ab92c7"/>
    </style:style>
    <style:style style:name="T53" style:family="text">
      <style:text-properties style:font-name="Times New Roman" officeooo:rsid="00b2a008"/>
    </style:style>
    <style:style style:name="T54" style:family="text">
      <style:text-properties officeooo:rsid="009fe930"/>
    </style:style>
    <style:style style:name="T5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6" style:family="text">
      <style:text-properties fo:font-size="11pt" fo:font-weight="normal" style:font-size-asian="11pt" style:font-weight-asian="normal" style:font-size-complex="11pt" style:font-weight-complex="normal"/>
    </style:style>
    <style:style style:name="T57" style:family="text">
      <style:text-properties officeooo:rsid="00a8c856"/>
    </style:style>
    <style:style style:name="T58" style:family="text">
      <style:text-properties officeooo:rsid="00a97144"/>
    </style:style>
    <style:style style:name="T59" style:family="text">
      <style:text-properties officeooo:rsid="00b13407"/>
    </style:style>
    <style:style style:name="T60" style:family="text">
      <style:text-properties officeooo:rsid="00b24050"/>
    </style:style>
    <style:style style:name="T61" style:family="text">
      <style:text-properties officeooo:rsid="00b400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urriculum Vitae</text:p>
      <text:p text:style-name="P9"/>
      <text:p text:style-name="P9">Aaron K. Clark</text:p>
      <text:p text:style-name="P9"><text:span text:style-name="T24">Perpetual</text:span> Student</text:p>
      <text:p text:style-name="P1"><text:span text:style-name="T32">[</text:span><text:a xlink:type="simple" xlink:href="https://orcid.org/0000-0002-6831-2663" office:target-frame-name="_top" xlink:show="replace" text:style-name="Internet_20_link" text:visited-style-name="Visited_20_Internet_20_Link"><text:span text:style-name="T32">ORCID</text:span></text:a><text:span text:style-name="T32">] [</text:span><text:a xlink:type="simple" xlink:href="http://www.researcherid.com/rid/G-9804-2017" office:target-frame-name="_top" xlink:show="replace" text:style-name="Internet_20_link" text:visited-style-name="Visited_20_Internet_20_Link"><text:span text:style-name="T32">ResearcherID</text:span></text:a><text:span text:style-name="T32">]</text:span></text:p>
      <text:p text:style-name="P1"><text:span text:style-name="T32">[</text:span><text:a xlink:type="simple" xlink:href="https://cryptojones.dev/" text:style-name="Internet_20_link" text:visited-style-name="Visited_20_Internet_20_Link"><text:span text:style-name="T33">https://cryptojones.dev/</text:span></text:a><text:span text:style-name="T34">]</text:span></text:p>
      <text:p text:style-name="P1"><text:span text:style-name="T32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2">aaron.clark18@alumni.colostate.edu</text:span></text:span></text:a><text:span text:style-name="T32">]</text:span></text:p>
      <text:p text:style-name="P1"><text:span text:style-name="T32">[</text:span><text:a xlink:type="simple" xlink:href="tel:1-281-973-6082" office:target-frame-name="_top" xlink:show="replace" text:style-name="Internet_20_link" text:visited-style-name="Visited_20_Internet_20_Link"><text:span text:style-name="T32">(281) 973-6082</text:span></text:a><text:span text:style-name="T32">]</text:span></text:p>
      <text:p text:style-name="P9"><text:span text:style-name="T61">June</text:span> <text:span text:style-name="T59">2</text:span><text:span text:style-name="T61">5</text:span>, <text:span text:style-name="T22">202</text:span><text:span text:style-name="T23">1</text:span></text:p>
      <text:p text:style-name="P9"/>
      <text:p text:style-name="P8"><text:span text:style-name="T12">Graduate </text:span><text:span text:style-name="T11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7"><text:span text:style-name="T19">Advance</text:span><text:span text:style-name="T20">d</text:span><text:span text:style-name="T19"> Graduate Certificate</text:span><text:span text:style-name="T17">,</text:span><text:span text:style-name="T16"> Cybersecurity</text:span><text:span text:style-name="T14"> – (I</text:span><text:span text:style-name="T15">n Progress</text:span><text:span text:style-name="T14">)</text:span></text:p>
      <text:p text:style-name="P11"><text:span text:style-name="T17">MicroMasters (edX),</text:span><text:span text:style-name="T16"> Cybersecurity</text:span><text:span text:style-name="T14"> – (I</text:span><text:span text:style-name="T15">n Progress</text:span><text:span text:style-name="T14">)</text:span></text:p>
      <text:p text:style-name="P30"/>
      <text:p text:style-name="P18"><text:span text:style-name="T10">Western Governors University</text:span><text:span text:style-name="T5"> – Salt Lake City</text:span><text:span text:style-name="T7">, </text:span><text:span text:style-name="T10">Utah</text:span></text:p>
      <text:p text:style-name="P18"><text:span text:style-name="T21">Master of Science</text:span><text:span text:style-name="T17">,</text:span><text:span text:style-name="T16"> Cybersecurity</text:span><text:span text:style-name="T14"> </text:span><text:span text:style-name="T21">and Information Assurance </text:span><text:span text:style-name="T14">– (I</text:span><text:span text:style-name="T15">n Progress</text:span><text:span text:style-name="T14">)</text:span></text:p>
      <text:p text:style-name="P21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5">Graduate Certificate,</text:span></text:a><text:span text:style-name="T35"> </text:span><text:span text:style-name="T36">Computer Science Foundations</text:span><text:span text:style-name="T35"> – (201</text:span><text:span text:style-name="T36">9</text:span><text:span text:style-name="T35">)</text:span></text:p>
      <text:p text:style-name="P13"/>
      <text:p text:style-name="P22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5">Graduate Certificate</text:span></text:a><text:span text:style-name="T35">, Information Technology Project Management – (2018)</text:span></text:p>
      <text:p text:style-name="P8"/>
      <text:p text:style-name="P31"><text:span text:style-name="T12">Undergraduate </text:span><text:span text:style-name="T11">Education</text:span></text:p>
      <text:p text:style-name="P32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38"><text:span text:style-name="T45">Professional</text:span><text:span text:style-name="T43"> Certificate (edX), </text:span><text:span text:style-name="T45">Introduction to Python Programming</text:span><text:span text:style-name="T43"> – (</text:span><text:span text:style-name="T44">I</text:span><text:span text:style-name="T46">n Progress</text:span><text:span text:style-name="T43">)</text:span></text:p>
      <text:p text:style-name="P25"/>
      <text:p text:style-name="P23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5">Bachelor of Science</text:span></text:a><text:span text:style-name="T35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5">Undergraduate Certificate</text:span></text:a><text:span text:style-name="T35">, Unix System Administration – (2013)</text:span></text:p>
      <text:p text:style-name="P14"/>
      <text:p text:style-name="P23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5">Diploma</text:span></text:a><text:span text:style-name="T35">, Entrepreneurship Boot-camp for Veterans with Disabilities – (2013)</text:span></text:p>
      <text:p text:style-name="P14"/>
      <text:p text:style-name="P23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1">Diploma</text:span></text:a><text:span text:style-name="T42">, Basic Public Affairs Specialist, Writer – (2004)</text:span></text:p>
      <text:p text:style-name="P8"/>
      <text:p text:style-name="P33">Research Interests</text:p>
      <text:p text:style-name="P35"/>
      <text:p text:style-name="P10">Cybersecurity, Privacy &amp; Information Assurance</text:p>
      <text:p text:style-name="P10">Distributed, Parallel, and Cluster Computing</text:p>
      <text:p text:style-name="P10">Quantum Computing</text:p>
      <text:p text:style-name="P10">Software Engineering</text:p>
      <text:p text:style-name="P33"/>
      <text:p text:style-name="P33">Work Experience</text:p>
      <text:p text:style-name="P35"/>
      <text:p text:style-name="P24"><text:span text:style-name="T54">Owner \ </text:span><text:span text:style-name="T57">Cybers</text:span><text:span text:style-name="T24">ecurity Consultant</text:span> (Remote)</text:p>
      <text:p text:style-name="P26"><text:span text:style-name="T24">Tmutla</text:span> – <text:span text:style-name="T24">Grand Island</text:span>, Nebraska (20<text:span text:style-name="T24">21</text:span>- Present)</text:p>
      <text:p text:style-name="P28"/>
      <text:p text:style-name="P20"><text:soft-page-break/>Senior Software Developer (Remote)</text:p>
      <text:p text:style-name="P10">Reinke Manufacturing – Deshler, Nebraska (2015-<text:span text:style-name="T28">2021</text:span>)</text:p>
      <text:p text:style-name="P10"/>
      <text:p text:style-name="P20">Software Developer (Remote)</text:p>
      <text:p text:style-name="P10">Alpine Testing – Orem, Utah (2014-2015)</text:p>
      <text:p text:style-name="P10"/>
      <text:p text:style-name="P45">Co-Founder \ Software Engineer</text:p>
      <text:p text:style-name="P42">A<text:span text:style-name="T60">tbash Services</text:span> – <text:span text:style-name="T60">Kearney</text:span>, <text:span text:style-name="T60">Nebraska</text:span> (201<text:span text:style-name="T60">3</text:span>-20<text:span text:style-name="T60">18</text:span>)</text:p>
      <text:p text:style-name="P10"/>
      <text:p text:style-name="P44"><text:span text:style-name="T60">IT</text:span> <text:span text:style-name="T60">Specialist II</text:span></text:p>
      <text:p text:style-name="P42"><text:span text:style-name="T60">Orthman Manufacturing</text:span> – <text:span text:style-name="T60">Lexington</text:span>, <text:span text:style-name="T60">Nebraska</text:span> (201<text:span text:style-name="T60">2</text:span>-201<text:span text:style-name="T60">4</text:span>)</text:p>
      <text:p text:style-name="P42"/>
      <text:p text:style-name="P45">Quality Data Analyst</text:p>
      <text:p text:style-name="P42"><text:span text:style-name="T60">Royal Engineered Composites</text:span> – <text:span text:style-name="T60">Minden</text:span>, <text:span text:style-name="T60">Nebraska</text:span> (201<text:span text:style-name="T60">2</text:span>)</text:p>
      <text:p text:style-name="P42"/>
      <text:p text:style-name="P45">Senior Engineering Technician</text:p>
      <text:p text:style-name="P42"><text:span text:style-name="T60">Intellicom Computer Consulting </text:span>– <text:span text:style-name="T60">Kearney</text:span>, <text:span text:style-name="T60">Nebraska</text:span> (<text:span text:style-name="T60">2009 – </text:span>201<text:span text:style-name="T60">2</text:span>)</text:p>
      <text:p text:style-name="P42"/>
      <text:p text:style-name="P45">Information Specialist</text:p>
      <text:p text:style-name="P42"><text:span text:style-name="T60">U.S. Marine Corps </text:span>– <text:span text:style-name="T60">Washington</text:span>, <text:span text:style-name="T60">District of Columbia</text:span> (<text:span text:style-name="T60">2003 – 2008</text:span>)</text:p>
      <text:p text:style-name="P42"/>
      <text:p text:style-name="P45">Linux Systems Administrator II</text:p>
      <text:p text:style-name="P43">Rackspace Managed Hosting – San Antonio, Texas (2003)</text:p>
      <text:p text:style-name="P43"/>
      <text:p text:style-name="P45">Systems Analyst</text:p>
      <text:p text:style-name="P43">Cimarron Software Services – Houston, Texas (2001 – 2002)</text:p>
      <text:p text:style-name="P43"/>
      <text:p text:style-name="P45">Help-desk Technician</text:p>
      <text:p text:style-name="P43">Megahaus – Dickinson, Texas (1998)</text:p>
      <text:p text:style-name="P8"/>
      <text:p text:style-name="P33">Volunteer Experience</text:p>
      <text:p text:style-name="P33"/>
      <text:p text:style-name="P19"><text:span text:style-name="T9">O</text:span><text:span text:style-name="T5">PFOR/Red Team – </text:span><text:span text:style-name="T13">Cyber Shield (2021)</text:span></text:p>
      <text:p text:style-name="P15"><text:span text:style-name="T9">Room Watcher – </text:span><text:span text:style-name="T18">National </text:span><text:span text:style-name="T13">Collegiate Penetration Testing Competition</text:span><text:span text:style-name="T18"> (2021)</text:span><text:span text:style-name="T5"><text:line-break/>Mentor</text:span> / <text:span text:style-name="T5">Developer</text:span> / <text:span text:style-name="T5">Writer – </text:span>Operation Code (2015 – 2019)</text:p>
      <text:p text:style-name="P10"><text:span text:style-name="T5">Usher – </text:span>Washington Jewish Music Festival (2008)</text:p>
      <text:p text:style-name="P33"/>
      <text:p text:style-name="P33">Grants, Scholarships, and Awards</text:p>
      <text:p text:style-name="P33"/>
      <text:p text:style-name="P10">President's Grant, UMUC (2012)</text:p>
      <text:p text:style-name="P33"/>
      <text:p text:style-name="P33">Memberships</text:p>
      <text:p text:style-name="P8"/>
      <text:p text:style-name="P10">American Physical Society <text:span text:style-name="T31">(APS)</text:span></text:p>
      <text:p text:style-name="P10">Association for Computing Machinery <text:span text:style-name="T31">(ACM)</text:span></text:p>
      <text:p text:style-name="P10">Autism Society of Nebraska <text:span text:style-name="T31">(ASN)</text:span><text:line-break/><text:span text:style-name="T29">DEFCON 402 </text:span><text:span text:style-name="T31">(DC402)</text:span></text:p>
      <text:p text:style-name="P16"><text:span text:style-name="T31">International Information Systems Security Certification Consortium </text:span>(ISC)<text:span text:style-name="T30">2</text:span><text:line-break/>Open Web Applications Security Project <text:span text:style-name="T31">(OWASP)</text:span></text:p>
      <text:p text:style-name="P16">R<text:span text:style-name="T31">ochester Institute of Technology Security Club (RITSecClub)</text:span></text:p>
      <text:p text:style-name="P16">Security Practices and Research Scholar's Association <text:span text:style-name="T31">(SPARSA)</text:span></text:p>
      <text:p text:style-name="P27"/>
      <text:p text:style-name="P33"><text:soft-page-break/>Industry Certifications</text:p>
      <text:p text:style-name="P35"/>
      <text:p text:style-name="P20">Cisco</text:p>
      <text:p text:style-name="P10">Cisco Certified Network Associate (2001)</text:p>
      <text:p text:style-name="P35"/>
      <text:p text:style-name="P36">CompTIA</text:p>
      <text:p text:style-name="P8">A+ (2001)</text:p>
      <text:p text:style-name="P10">Network+ (2001)</text:p>
      <text:p text:style-name="P36"/>
      <text:p text:style-name="P37">(ISC)<text:span text:style-name="T30">2</text:span></text:p>
      <text:p text:style-name="P29">Systems Security Certified Practitioner (2021)</text:p>
      <text:p text:style-name="P36"/>
      <text:p text:style-name="P36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CTS: Windows Server 2008, Network Infrastructure, Configuration (2011)</text:p>
      <text:p text:style-name="P10">MCTS: Windows Server 2008 Active Directory, Configuration (2010)</text:p>
      <text:p text:style-name="P10">Microsoft Certified Professional (2010)</text:p>
      <text:p text:style-name="P33"/>
      <text:p text:style-name="P33">Clinics Attended</text:p>
      <text:p text:style-name="P33"/>
      <text:p text:style-name="P34"><text:span text:style-name="T55">Red Team Getting Access – <text:s/></text:span><text:a xlink:type="simple" xlink:href="https://www.blackhillsinfosec.com/" text:style-name="Internet_20_link" text:visited-style-name="Visited_20_Internet_20_Link"><text:span text:style-name="T27">Black Hills Information Security</text:span></text:a><text:span text:style-name="T55"> – <text:s/>Spearfish, South Dakota (2021)</text:span></text:p>
      <text:p text:style-name="P34"><text:span text:style-name="T55">Web Application Hacking – </text:span><text:a xlink:type="simple" xlink:href="https://trustfoundry.net/" text:style-name="Internet_20_link" text:visited-style-name="Visited_20_Internet_20_Link"><text:span text:style-name="T56">Trust Foundry</text:span></text:a><text:span text:style-name="T55"> – Omaha, Nebraska (2020)</text:span></text:p>
      <text:p text:style-name="P39"><text:span text:style-name="T35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5">Don’t Panic Labs</text:span></text:a><text:span text:style-name="T35"> – <text:s/>Lincoln, Nebraska (2018)</text:span></text:p>
      <text:p text:style-name="P39"><text:span text:style-name="T39">Information Assurance Manager – Marine Corps Institute – Quantico, V</text:span><text:span text:style-name="T40">irginia</text:span><text:span text:style-name="T39"> (2006)</text:span><text:span text:style-name="T35"><text:line-break/></text:span><text:span text:style-name="T37">Unix Systems Administration</text:span><text:span text:style-name="T38"> – </text:span><text:a xlink:type="simple" xlink:href="https://www.lockheedmartin.com/" text:style-name="Internet_20_link" text:visited-style-name="Visited_20_Internet_20_Link"><text:span text:style-name="T37">Lockheed Martin</text:span></text:a><text:span text:style-name="T37"> – Houston, Texas (2001)</text:span></text:p>
      <text:p text:style-name="P33"/>
      <text:p text:style-name="P33">Conferences Attended</text:p>
      <text:p text:style-name="Standard"><text:span text:style-name="T32"/></text:p>
      <text:p text:style-name="P46"><text:span text:style-name="T32">Wild West Hacking Fest: Way West – Reno, NV (2021)</text:span></text:p>
      <text:p text:style-name="P47"><text:span text:style-name="T53">KernelCon – </text:span><text:a xlink:type="simple" xlink:href="https://2019.kernelcon.org/about" text:style-name="Internet_20_link" text:visited-style-name="Visited_20_Internet_20_Link"><text:span text:style-name="T26">DC402, NebraskaCert, OWASP</text:span></text:a><text:span text:style-name="T53">, Omaha, N</text:span><text:span text:style-name="T47">E</text:span><text:span text:style-name="T53"> (2019 – 2020)</text:span></text:p>
      <text:p text:style-name="Standard"><text:span text:style-name="T32">Nebraska.Code</text:span><text:span text:style-name="T47">()</text:span><text:span text:style-name="T32"> – </text:span><text:a xlink:type="simple" xlink:href="https://www.amegala.com/" text:style-name="Internet_20_link" text:visited-style-name="Visited_20_Internet_20_Link"><text:span text:style-name="T25">Amegala</text:span></text:a><text:span text:style-name="T32"> – Lincoln, N</text:span><text:span text:style-name="T47">E</text:span><text:span text:style-name="T32"> (2019)</text:span></text:p>
      <text:p text:style-name="P47"><text:span text:style-name="T32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2"> – Santa Monica, C</text:span><text:span text:style-name="T47">A</text:span><text:span text:style-name="T32"> (2019)</text:span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7"><text:span text:style-name="T49">“</text:span><text:a xlink:type="simple" xlink:href="https://www.youtube.com/watch?v=7E0xEVi7rDM" text:style-name="Internet_20_link" text:visited-style-name="Visited_20_Internet_20_Link"><text:span text:style-name="T52">Introduction to the OWASP Top Ten</text:span></text:a><text:span text:style-name="T52">” – OWASP Omaha (May 2021)</text:span></text:p>
      <text:p text:style-name="P7"><text:span text:style-name="T49">“</text:span><text:a xlink:type="simple" xlink:href="https://www.youtube.com/watch?v=i5FBS0GmKIg" text:style-name="Internet_20_link" text:visited-style-name="Visited_20_Internet_20_Link"><text:span text:style-name="T49">Peek</text:span></text:a><text:a xlink:type="simple" xlink:href="https://www.youtube.com/watch?v=i5FBS0GmKIg" text:style-name="Internet_20_link" text:visited-style-name="Visited_20_Internet_20_Link"><text:span text:style-name="T50">ing</text:span></text:a><text:a xlink:type="simple" xlink:href="https://www.youtube.com/watch?v=i5FBS0GmKIg" text:style-name="Internet_20_link" text:visited-style-name="Visited_20_Internet_20_Link"><text:span text:style-name="T49"> into .NET Apps using dotPeek</text:span></text:a><text:span text:style-name="T49">” – DC402 Meeting (July 2019)</text:span></text:p>
      <text:p text:style-name="P2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Clark, Aaron K. - CV</dc:title>
    <meta:editing-cycles>275</meta:editing-cycles>
    <meta:editing-duration>PT16H3M21S</meta:editing-duration>
    <dc:date>2021-06-25T05:01:59.380000000</dc:date>
    <meta:document-statistic meta:table-count="0" meta:image-count="0" meta:object-count="0" meta:page-count="3" meta:paragraph-count="106" meta:word-count="602" meta:character-count="4790" meta:non-whitespace-character-count="4230"/>
    <meta:template xlink:type="simple" xlink:actuate="onRequest" xlink:title="" xlink:href="Normal"/>
  </office:meta>
</office:document-meta>
</file>